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4" calcext:value-type="float">
            <text:p>4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5" calcext:value-type="float">
            <text:p>1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4.5762711864407" calcext:value-type="float">
            <text:p>74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21:06:22.7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21:27:00.107000000</dc:date>
    <meta:editing-duration>P1DT1H20M1S</meta:editing-duration>
    <meta:editing-cycles>126</meta:editing-cycles>
    <meta:generator>LibreOffice/24.8.6.2$Windows_X86_64 LibreOffice_project/6d98ba145e9a8a39fc57bcc76981d1fb1316c60c</meta:generator>
    <meta:document-statistic meta:table-count="1" meta:cell-count="530" meta:object-count="1"/>
  </office:meta>
</office:document-meta>
</file>